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Spacing dx=0.005, summation density, leapfrog dt=0.0025, simu time=0.2 (N=80)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ce12" office:value-type="string" table:number-columns-spanned="11" table:number-rows-spanned="1">
            <text:p>diverges (error at N=5)</text:p>
          </table:table-cell>
          <table:covered-table-cell table:style-name="Default"/>
          <table:covered-table-cell table:style-name="Default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ce13" office:value-type="string" table:number-columns-spanned="11" table:number-rows-spanned="1">
            <text:p>diverges (error at N=27)</text:p>
          </table:table-cell>
          <table:covered-table-cell table:number-columns-repeated="2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75">
            <text:p>0.0175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30"/>
        </table:table-row>
        <table:table-row table:style-name="ro1">
          <table:table-cell table:style-name="ce6" office:value-type="float" office:value="0.02">
            <text:p>0.02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30"/>
        </table:table-row>
        <table:table-row table:style-name="ro1">
          <table:table-cell table:style-name="ce6" office:value-type="float" office:value="0.025">
            <text:p>0.0250</text:p>
          </table:table-cell>
          <table:table-cell table:number-columns-repeated="3"/>
          <table:table-cell table:style-name="ce17"/>
          <table:table-cell table:number-columns-repeated="3"/>
          <table:table-cell table:style-name="ce23"/>
          <table:table-cell table:number-columns-repeated="2"/>
          <table:table-cell table:style-name="ce30"/>
        </table:table-row>
        <table:table-row table:style-name="ro2">
          <table:table-cell table:style-name="ce6" office:value-type="float" office:value="0.0275">
            <text:p>0.0275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31"/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31"/>
        </table:table-row>
        <table:table-row table:style-name="ro2">
          <table:table-cell table:style-name="ce6" office:value-type="float" office:value="0.0325">
            <text:p>0.0325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31"/>
        </table:table-row>
        <table:table-row table:style-name="ro1">
          <table:table-cell table:style-name="ce6" office:value-type="float" office:value="0.035">
            <text:p>0.0350</text:p>
          </table:table-cell>
          <table:table-cell table:number-columns-repeated="3"/>
          <table:table-cell table:style-name="ce17"/>
          <table:table-cell table:number-columns-repeated="3"/>
          <table:table-cell table:style-name="ce23"/>
          <table:table-cell table:number-columns-repeated="2"/>
          <table:table-cell table:style-name="ce30"/>
        </table:table-row>
        <table:table-row table:style-name="ro1">
          <table:table-cell table:style-name="ce6" office:value-type="float" office:value="0.04">
            <text:p>0.0400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2"/>
          <table:table-cell table:style-name="ce30"/>
        </table:table-row>
        <table:table-row table:style-name="ro1">
          <table:table-cell table:style-name="ce5" office:value-type="float" office:value="0.045">
            <text:p>0.0450</text:p>
          </table:table-cell>
          <table:table-cell table:style-name="ce11" table:number-columns-repeated="3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2"/>
          <table:table-cell table:style-name="ce29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table:end-cell-address="Sheet1.D38" table:end-x="0.5815in" table:end-y="0.1374in" draw:z-index="0" draw:style-name="gr1" svg:width="3.9996in" svg:height="3.2504in" svg:x="0in" svg:y="0.0752in">
              <draw:object draw:notify-on-update-of-ranges="Sheet1.B5:Sheet1.B5 Sheet1.B8:Sheet1.B16 Sheet1.A8:Sheet1.A16 Sheet1.C5:Sheet1.C5 Sheet1.C8:Sheet1.C16 Sheet1.A8:Sheet1.A16 Sheet1.D5:Sheet1.D5 Sheet1.D8:Sheet1.D16 Sheet1.A8:Sheet1.A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8" table:end-x="0.4185in" table:end-y="0.0752in" draw:z-index="1" draw:style-name="gr1" svg:width="3.6764in" svg:height="3.1157in" svg:x="0.7902in" svg:y="0.1476in">
              <draw:object draw:notify-on-update-of-ranges="Sheet1.F5:Sheet1.F5 Sheet1.F8:Sheet1.F16 Sheet1.A8:Sheet1.A16 Sheet1.G5:Sheet1.G5 Sheet1.G8:Sheet1.G16 Sheet1.A8:Sheet1.A16 Sheet1.H5:Sheet1.H5 Sheet1.H8:Sheet1.H16 Sheet1.A8:Sheet1.A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9" table:end-x="0.4626in" table:end-y="0.0441in" draw:z-index="2" draw:style-name="gr1" svg:width="3.578in" svg:height="3.2508in" svg:x="0.4409in" svg:y="0.1587in">
              <draw:object draw:notify-on-update-of-ranges="Sheet1.J5:Sheet1.J5 Sheet1.J8:Sheet1.J16 Sheet1.A8:Sheet1.A16 Sheet1.K5:Sheet1.K5 Sheet1.K8:Sheet1.K16 Sheet1.A8:Sheet1.A16 Sheet1.L5:Sheet1.L5 Sheet1.L8:Sheet1.L16 Sheet1.A8:Sheet1.A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globally best value at 0.025 (for dx =0.005) mak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3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6T13:26:12</dc:date>
    <meta:editing-duration>PT01H34M12S</meta:editing-duration>
    <meta:editing-cycles>10</meta:editing-cycles>
    <meta:generator>OpenOffice.org/3.1$Linux OpenOffice.org_project/310m21$Build-9319</meta:generator>
    <meta:document-statistic meta:table-count="3" meta:cell-count="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8:Sheet1.D16 Sheet1.B5:Sheet1.D5" chart:data-source-has-labels="row" svg:x="0.374cm" svg:y="0.289cm" svg:width="9.548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6" chart:label-cell-address="Sheet1.B5:Sheet1.B5" chart:class="chart:scatter">
            <chart:domain table:cell-range-address="Sheet1.A8:Sheet1.A16"/>
            <chart:data-point chart:repeated="9"/>
          </chart:series>
          <chart:series chart:style-name="ch8" chart:values-cell-range-address="Sheet1.C8:Sheet1.C16" chart:label-cell-address="Sheet1.C5:Sheet1.C5" chart:class="chart:scatter">
            <chart:data-point chart:repeated="9"/>
          </chart:series>
          <chart:series chart:style-name="ch9" chart:values-cell-range-address="Sheet1.D8:Sheet1.D16" chart:label-cell-address="Sheet1.D5:Sheet1.D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1.#NAN">
                <text:p text:id="Sheet1.B8:Sheet1.B16">1.#NAN</text:p>
              </table:table-cell>
              <table:table-cell office:value-type="float" office:value="1.#NAN">
                <text:p text:id="Sheet1.C8:Sheet1.C16">1.#NAN</text:p>
              </table:table-cell>
              <table:table-cell office:value-type="float" office:value="1.#NAN">
                <text:p text:id="Sheet1.D8:Sheet1.D16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8:Sheet1.A16 Sheet1.F5:Sheet1.H5 Sheet1.F8:Sheet1.H16" chart:data-source-has-labels="row" svg:x="0.31cm" svg:y="0.346cm" svg:width="8.69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6" chart:label-cell-address="Sheet1.F5:Sheet1.F5" chart:class="chart:scatter">
            <chart:domain table:cell-range-address="Sheet1.A8:Sheet1.A16"/>
            <chart:data-point chart:repeated="9"/>
          </chart:series>
          <chart:series chart:style-name="ch8" chart:values-cell-range-address="Sheet1.G8:Sheet1.G16" chart:label-cell-address="Sheet1.G5:Sheet1.G5" chart:class="chart:scatter">
            <chart:data-point chart:repeated="9"/>
          </chart:series>
          <chart:series chart:style-name="ch9" chart:values-cell-range-address="Sheet1.H8:Sheet1.H16" chart:label-cell-address="Sheet1.H5:Sheet1.H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1.#NAN">
                <text:p text:id="Sheet1.F8:Sheet1.F16">1.#NAN</text:p>
              </table:table-cell>
              <table:table-cell office:value-type="float" office:value="1.#NAN">
                <text:p text:id="Sheet1.G8:Sheet1.G16">1.#NAN</text:p>
              </table:table-cell>
              <table:table-cell office:value-type="float" office:value="1.#NAN">
                <text:p text:id="Sheet1.H8:Sheet1.H16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8:Sheet1.A16 Sheet1.J5:Sheet1.L5 Sheet1.J8:Sheet1.L16" chart:data-source-has-labels="row" svg:x="0.371cm" svg:y="0.147cm" svg:width="8.438cm" svg:height="7.7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6" chart:label-cell-address="Sheet1.J5:Sheet1.J5" chart:class="chart:scatter">
            <chart:domain table:cell-range-address="Sheet1.A8:Sheet1.A16"/>
            <chart:data-point chart:repeated="9"/>
          </chart:series>
          <chart:series chart:style-name="ch8" chart:values-cell-range-address="Sheet1.K8:Sheet1.K16" chart:label-cell-address="Sheet1.K5:Sheet1.K5" chart:class="chart:scatter">
            <chart:data-point chart:repeated="9"/>
          </chart:series>
          <chart:series chart:style-name="ch9" chart:values-cell-range-address="Sheet1.L8:Sheet1.L16" chart:label-cell-address="Sheet1.L5:Sheet1.L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1.#NAN">
                <text:p text:id="Sheet1.J8:Sheet1.J16">1.#NAN</text:p>
              </table:table-cell>
              <table:table-cell office:value-type="float" office:value="1.#NAN">
                <text:p text:id="Sheet1.K8:Sheet1.K16">1.#NAN</text:p>
              </table:table-cell>
              <table:table-cell office:value-type="float" office:value="1.#NAN">
                <text:p text:id="Sheet1.L8:Sheet1.L16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